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388cm"/>
    </style:style>
    <style:style style:name="co2" style:family="table-column">
      <style:table-column-properties fo:break-before="auto" style:column-width="17.1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2cm" fo:break-before="auto" style:use-optimal-row-height="tru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1.3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" style:family="table-cell" style:parent-style-name="Default">
      <style:table-cell-properties fo:wrap-option="wrap" style:rotation-align="top"/>
    </style:style>
    <style:style style:name="ce7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. Construcción de la carretera</text:p>
          </table:table-cell>
          <table:covered-table-cell/>
          <table:table-cell/>
        </table:table-row>
        <table:table-row table:style-name="ro2">
          <table:table-cell table:style-name="ce4" office:value-type="string" calcext:value-type="string">
            <text:p>Cuando don Augusto B. Leguía fue presidente de la república, hubo la ley Vial.</text:p>
          </table:table-cell>
          <table:table-cell table:style-name="ce7" office:value-type="string" calcext:value-type="string">
            <text:p>Presidente de la republica don Augusto B. Leguía kaykaptinmi, karqan Ley Vial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quí en Huaraz empezó en agosto de 1921.</text:p>
          </table:table-cell>
          <table:table-cell table:style-name="ce7" office:value-type="string" calcext:value-type="string">
            <text:p>Kay Waraschaw qallaykurqan agosto de 1921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o entonces tenía ventiún años.</text:p>
          </table:table-cell>
          <table:table-cell table:style-name="ce7" office:value-type="string" calcext:value-type="string">
            <text:p>Tsaypin nuqapis kaykarqaa ishkay chunka watayuqnam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El orden fue para que trabajaran los que tenían dieciocho años hasta los sesenta años.</text:p>
          </table:table-cell>
          <table:table-cell table:style-name="ce7" office:value-type="string" calcext:value-type="string">
            <text:p>Orden karqan uryayaanampaq chunka puwaq watapita asta huqta chunka watayu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Y trabajaron estrictamente seis días, e.d., una semana entera en cada seis meses.</text:p>
          </table:table-cell>
          <table:table-cell table:style-name="ce7" office:value-type="string" calcext:value-type="string">
            <text:p>I estrictamente uryayaanaq huqta hunaq, semana enteru, kada huqta killachaw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trabajaron doce días al año.</text:p>
          </table:table-cell>
          <table:table-cell table:style-name="ce7" office:value-type="string" calcext:value-type="string">
            <text:p>I watachawna uryayaq chunka ishkay hun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Cuando llamaban a ese trabajo a los de las estancias (y no se presentaban), fueron considerados como omisos.</text:p>
          </table:table-cell>
          <table:table-cell table:style-name="ce7" office:value-type="string" calcext:value-type="string">
            <text:p>Tsay uryaman estansyankunata qayaykaayaptin, mana aywaqqa konsideradu k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Con bastante rigor las autoridades de estancia entregaban la lista.</text:p>
          </table:table-cell>
          <table:table-cell table:style-name="ce7" office:value-type="string" calcext:value-type="string">
            <text:p>Allaapa rigornash listata entregariyaq tuna kargukun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l día siguiente llegaba un oficio del subprefecto.</text:p>
          </table:table-cell>
          <table:table-cell table:style-name="ce7" office:value-type="string" calcext:value-type="string">
            <text:p>Waraaninqa subprefektupitanam ofisyu chaaramu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4">
          <table:table-cell table:style-name="ce4" office:value-type="string" calcext:value-type="string">
            <text:p>Cuando llevaban preso a tal persona, lo hacían trabajar desde el cuartel sin darle de comer, y lo hacían trabajar no solamente seis días sino dos semanas.</text:p>
          </table:table-cell>
          <table:table-cell table:style-name="ce7" office:value-type="string" calcext:value-type="string">
            <text:p>Tsayta presu chaaratsiyaptinqa kwartelllapitana uryatsiyaq mallaq mallaqta, i mana huqta hunaq llapistsu, sino uryatsiyaq ishkay seman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después no le daban nada, ni su comprobante.</text:p>
          </table:table-cell>
          <table:table-cell table:style-name="ce7" office:value-type="string" calcext:value-type="string">
            <text:p>I despwes ni quyaqtsu ni ima komprobanti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tonces cada rato los policías encontraban (a tales personas).</text:p>
          </table:table-cell>
          <table:table-cell table:style-name="ce7" office:value-type="string" calcext:value-type="string">
            <text:p>Tsayqa kada ratu tsariyaq polisiyakun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 ese entonces los policías se abusaban mucho de la gente.</text:p>
          </table:table-cell>
          <table:table-cell table:style-name="ce7" office:value-type="string" calcext:value-type="string">
            <text:p>Allaapa tsaypin polisiyakuna nunakunata sakyay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5">
          <table:table-cell table:style-name="ce4" office:value-type="string" calcext:value-type="string">
            <text:p>A la gente obediente cuando trabajaron una semana entera cada seis meses les dieron su comprobante, tres reales, un sandwich, un puñado de coca, tres cigarrillos, un vaso de chicha y una copa de alcohol.</text:p>
          </table:table-cell>
          <table:table-cell table:style-name="ce7" office:value-type="string" calcext:value-type="string">
            <text:p>Tsay obedyenti nunakunataqa huqta killapaq semana enteru uryariyaptin quyaq: komprobantin, kima reyalnin, huk sanwichin, huk aptay kukan, kima sigarillun, huk chaqa aswan i huk kopa washku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so recibían todos los que trabajaron una semana entera.</text:p>
          </table:table-cell>
          <table:table-cell table:style-name="ce7" office:value-type="string" calcext:value-type="string">
            <text:p>Tsaytash chaskiyaq llapan semana enteru ury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Cada día trabajaban ciento veinte hombres en cada cuadrillo.</text:p>
          </table:table-cell>
          <table:table-cell table:style-name="ce7" office:value-type="string" calcext:value-type="string">
            <text:p>Kada hunaq uryayaq kada kwadrillachaw pachak ishkay chunka nunayanmi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Había un número increíble de hombres.</text:p>
          </table:table-cell>
          <table:table-cell table:style-name="ce7" office:value-type="string" calcext:value-type="string">
            <text:p>Wamayaypaq atskam nuna kayku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Vinieron desde Pira a Huaraz a trabajar.</text:p>
          </table:table-cell>
          <table:table-cell table:style-name="ce7" office:value-type="string" calcext:value-type="string">
            <text:p>Shayaamurqan desde Pirapita patsaymi Warasman ury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Nosotros trabajábamos desde Huaraz hasta Mullaca.</text:p>
          </table:table-cell>
          <table:table-cell table:style-name="ce7" office:value-type="string" calcext:value-type="string">
            <text:p>Nuqakuna uryayarqaa Waraspita Mullakakamam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De allí para el norte trabajaba gente del Callejón de Huaylas.</text:p>
          </table:table-cell>
          <table:table-cell table:style-name="ce7" office:value-type="string" calcext:value-type="string">
            <text:p>Tsaypita uraypaqa qichwa nunakunam uryayarq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Cuando comenzamos, había muy buenas herramientas, lampa, pico, barreta, todos nuevos.</text:p>
          </table:table-cell>
          <table:table-cell table:style-name="ce7" office:value-type="string" calcext:value-type="string">
            <text:p>Qallayaamuuna witsayqa karqan kusa allim eramyentakuna, lampapis, pikupis, baretapis, mushu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tonces en el principio avanzamos bien.</text:p>
          </table:table-cell>
          <table:table-cell table:style-name="ce7" office:value-type="string" calcext:value-type="string">
            <text:p>Tsaymi qallanan witsayqa alli abansayaamurqa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Pero después todas las herramientas se volvieron romas, y entonces la obra ya no avanzaba.</text:p>
          </table:table-cell>
          <table:table-cell table:style-name="ce7" office:value-type="string" calcext:value-type="string">
            <text:p>I despwesnam limpu llapan eramyentakuna qumpayaakurirqan, i tsaynam mana abansakarqanats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ra muy difícil viajar a cualquier sitio.</text:p>
          </table:table-cell>
          <table:table-cell table:style-name="ce7" office:value-type="string" calcext:value-type="string">
            <text:p>Allaapa sasam kaykurqan mayta purirninpis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ra imposible dejar ese comprobante que nos dieron.</text:p>
          </table:table-cell>
          <table:table-cell table:style-name="ce7" office:value-type="string" calcext:value-type="string">
            <text:p>Manam dehanatsu karkan tsay qumashqantsik komprobanti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Y si la policía encontraba a uno de nosotros sin eso, alegres lo llevaban a trabajar.</text:p>
          </table:table-cell>
          <table:table-cell table:style-name="ce7" office:value-type="string" calcext:value-type="string">
            <text:p>I mana tsayyuqtatsun polisiyakuna tarikayaamaq, kushishqanam hiqaratsiq uryam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ún si tal persona dijera, "He cumplido ya mi trabajo," no le hacían caso.</text:p>
          </table:table-cell>
          <table:table-cell table:style-name="ce7" office:value-type="string" calcext:value-type="string">
            <text:p>Ni "uryashqanam kaa," nishqapis, manam wiyakuyaqnats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Yo, por ser pobre, trabajaba como reemplazo después de cumplir lo que me tocaba a mí.</text:p>
          </table:table-cell>
          <table:table-cell table:style-name="ce7" office:value-type="string" calcext:value-type="string">
            <text:p>Nuqa waktsa kayniiwan rantim uryapukuq kaa, kikiipata tinkuratsir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Los que me mandaron, en la mañana me dieron almuerzo haciéndome un fiambre.</text:p>
          </table:table-cell>
          <table:table-cell table:style-name="ce7" office:value-type="string" calcext:value-type="string">
            <text:p>Tsaymi kachayaamaqnii, quyapa almorsatsiyaamaq mirkapaa rurayaam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en la tarde me dieron la cena.</text:p>
          </table:table-cell>
          <table:table-cell table:style-name="ce7" office:value-type="string" calcext:value-type="string">
            <text:p>I tardipa senatsiyaam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tonces yo trabajaba contento.</text:p>
          </table:table-cell>
          <table:table-cell table:style-name="ce7" office:value-type="string" calcext:value-type="string">
            <text:p>Tsaymi kushishqa uryakuq ka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l título de ese comprobante fue 'Conscripción Vial'.</text:p>
          </table:table-cell>
          <table:table-cell table:style-name="ce7" office:value-type="string" calcext:value-type="string">
            <text:p>Tsay komprobantipa hutinmi karqan 'Conscripción Vial'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l que tenía uno era muy respetado en todas partes.</text:p>
          </table:table-cell>
          <table:table-cell table:style-name="ce7" office:value-type="string" calcext:value-type="string">
            <text:p>Tsayyuq kaqqa imachawpis allaapa respetadum k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 Huaraz cuando hacíamos demandas, primero revisaron ese comprobante.</text:p>
          </table:table-cell>
          <table:table-cell table:style-name="ce7" office:value-type="string" calcext:value-type="string">
            <text:p>Waraschaw demandakushqapis puntata watukakuyaq tsay komprobantitar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Cuando uno lo tenía, inmediatamente le atendían en cualquier asunto.</text:p>
          </table:table-cell>
          <table:table-cell table:style-name="ce7" office:value-type="string" calcext:value-type="string">
            <text:p>Tsayyuq kayaptinqa, hina oram imaykachawpis atyendiku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Si uno no lo tenía, no le hacían caso.</text:p>
          </table:table-cell>
          <table:table-cell table:style-name="ce7" office:value-type="string" calcext:value-type="string">
            <text:p>Mana tsayyuqtaqa manam kasuyaqts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Ningún policía pasaba sin pedirlo.</text:p>
          </table:table-cell>
          <table:table-cell table:style-name="ce7" office:value-type="string" calcext:value-type="string">
            <text:p>Manam huk polisiya pasariqtsu mana tsayta watukarishpaq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Todo ese trabajo hicieron hombres de la zona rural no más.</text:p>
          </table:table-cell>
          <table:table-cell table:style-name="ce7" office:value-type="string" calcext:value-type="string">
            <text:p>Tsay llapan trabahuta rurayarqa tuna nunakunallam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Gente de la ciudad pagaba en dinero, seis soles.</text:p>
          </table:table-cell>
          <table:table-cell table:style-name="ce7" office:value-type="string" calcext:value-type="string">
            <text:p>I kalli nunakuna pagayaq qillaychawmi huqta solt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l pagar eso, ya no se preocupaban.</text:p>
          </table:table-cell>
          <table:table-cell table:style-name="ce7" office:value-type="string" calcext:value-type="string">
            <text:p>Tsayta pagaykur manana mas yarpakachayaqts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Mientras nosotros estábamos trabajando como esclavos, esos policías no querían dejarnos salir ni para orinar.</text:p>
          </table:table-cell>
          <table:table-cell table:style-name="ce7" office:value-type="string" calcext:value-type="string">
            <text:p>Myentras nuqakunaqa esklabunawraq uryaq kayaa, manam tsay polisiyakuna ni sikyera ishpaq yarqurinata munayaqts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margos, hacían trabajar con látigo.</text:p>
          </table:table-cell>
          <table:table-cell table:style-name="ce7" office:value-type="string" calcext:value-type="string">
            <text:p>Waapus, chikutinkunawanmi uryatsikun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No consintieron a que pasaran tranquilos los viajeros, sino que los hacían trabajar.</text:p>
          </table:table-cell>
          <table:table-cell table:style-name="ce7" office:value-type="string" calcext:value-type="string">
            <text:p>Manam pasaq nunakunata konsyentiyaqtsu hinalla pasariyaananta, sino uryatsiyaqr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algunas personas para no trabajar les pagaban su suborno.</text:p>
          </table:table-cell>
          <table:table-cell table:style-name="ce7" office:value-type="string" calcext:value-type="string">
            <text:p>I wakin nunakunaqa mana uryananraykur qillayninkuna pagaykuy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sos policías se acostumbraron a pedir ese soborno.</text:p>
          </table:table-cell>
          <table:table-cell table:style-name="ce7" office:value-type="string" calcext:value-type="string">
            <text:p>Tsayta mañaykurnaqa allaapan kaykuyarqan tsay polisiyakun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Cuando trabajaban como flojos, azotaron duro a la gente con látigo.</text:p>
          </table:table-cell>
          <table:table-cell table:style-name="ce7" office:value-type="string" calcext:value-type="string">
            <text:p>Qilanaykar uryayaptinqa, mana mantsashpam chikutiwan nunakunata latigukacharkuy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Aunque trabajaron así, la obra no avanzaba, porque las herramientas se habían vuelto romas.</text:p>
          </table:table-cell>
          <table:table-cell table:style-name="ce7" office:value-type="string" calcext:value-type="string">
            <text:p>Tsaynawlla uryaykaatsiyaptinmi, abansakarqanatsu, limpu eramyenta ruquyaakuripti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toda la gente terminó su trabajo obligatorio.</text:p>
          </table:table-cell>
          <table:table-cell table:style-name="ce7" office:value-type="string" calcext:value-type="string">
            <text:p>I llapan nunakuna limpu tinkuratsiyarqa obligasyonninkunat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Entonces en la segunda etapa cada hombre comenzó con sus propias herramientas.</text:p>
          </table:table-cell>
          <table:table-cell table:style-name="ce7" office:value-type="string" calcext:value-type="string">
            <text:p>Tsaynam yapay kaqchawqa qallaykurqan kaqa runa kikimpa eramyentanw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en tierras duras se gastaban y ya no era posible avanzar.</text:p>
          </table:table-cell>
          <table:table-cell table:style-name="ce7" office:value-type="string" calcext:value-type="string">
            <text:p>I chukru patsakunachawqa limpu perdikuriq, ni abansakarqanats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Y la gente nuevamente cumplió su tarea para el año, y la obra no había avanzado.</text:p>
          </table:table-cell>
          <table:table-cell table:style-name="ce7" office:value-type="string" calcext:value-type="string">
            <text:p>I nunakunaqa yapayna limpu tinkuratsiyaq watapaqna i uryaqa miraqnats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l jefe de la obra fue Víctor Rebollar.</text:p>
          </table:table-cell>
          <table:table-cell table:style-name="ce7" office:value-type="string" calcext:value-type="string">
            <text:p>Tsay uryarsiq hefe kanaq Victor Rebollar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ra una persona muy temible.</text:p>
          </table:table-cell>
          <table:table-cell table:style-name="ce7" office:value-type="string" calcext:value-type="string">
            <text:p>Paymi allaapa mantsaypaq karq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Su firma y la del consejo fue lo que valía en el comprobante.</text:p>
          </table:table-cell>
          <table:table-cell table:style-name="ce7" office:value-type="string" calcext:value-type="string">
            <text:p>Paypa firmanran baliq komprobantichaw i konsehupam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Y él decía: "Mientras yo estoy encargado de este trabajo, nadie va a pasar por aquí sin su comprobante.</text:p>
          </table:table-cell>
          <table:table-cell table:style-name="ce7" office:value-type="string" calcext:value-type="string">
            <text:p>I paymi kaynaw riq: "Manam ni pi uryaykaatsiptii kaypa pasanatsu mana komprobantin kaptinq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Después de trabajar pasará.</text:p>
          </table:table-cell>
          <table:table-cell table:style-name="ce7" office:value-type="string" calcext:value-type="string">
            <text:p>Uryarirran pasanq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Ni siquiera Dios va a pasar sin enseñarme su comprobante, ni cura ni nadie.</text:p>
          </table:table-cell>
          <table:table-cell table:style-name="ce7" office:value-type="string" calcext:value-type="string">
            <text:p>Manam Diospis pasanqatsu mana komprobantinta rikaaratsimarnayqa, ni kurapis ni pipis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o soy el que tiene máximo poder aquí."</text:p>
          </table:table-cell>
          <table:table-cell table:style-name="ce7" office:value-type="string" calcext:value-type="string">
            <text:p>Nuqam kaa kaychaw llapanpita mas pwediq."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Cuando toda la gente terminó su tarea, él dijo, "Que comiencen de trabajar de nuevo, esta vez adelantado."</text:p>
          </table:table-cell>
          <table:table-cell table:style-name="ce7" office:value-type="string" calcext:value-type="string">
            <text:p>Llapan nunakuna tareyanta tinkuratsiptin, ninaq, "Yapayna qallayaatsun uryar, kananqa adelantadu."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si los hizo trabajar dos o tres años.</text:p>
          </table:table-cell>
          <table:table-cell table:style-name="ce8" office:value-type="string" calcext:value-type="string">
            <text:p>Nishpa uryaykatsinaq ishkay kima watap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En etapas subsiguientes ya no había nada de gratificación, ni los tres reales ni coca ni nada en absoluto.</text:p>
          </table:table-cell>
          <table:table-cell table:style-name="ce7" office:value-type="string" calcext:value-type="string">
            <text:p>tsaypinqa kanaqnatsu ni ima gratifikasyon, ni kima reyal ni kuka ni im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l trabajo fue más forzado todavía.</text:p>
          </table:table-cell>
          <table:table-cell table:style-name="ce7" office:value-type="string" calcext:value-type="string">
            <text:p>Trabahuqa kaykuq mas horsadur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La carretera que venía de Huaraz recién estaba en Shirapocu, bajando, bajando. Por mientras la que venía del Callejón ya volteaba a Uchuyaco.</text:p>
          </table:table-cell>
          <table:table-cell table:style-name="ce7" office:value-type="string" calcext:value-type="string">
            <text:p>Naqana Waraspita shamuq Shirapuquchawna kaykaptin, uraa uraa, qichwapita shamuq tumaramunaqna Uchuyakut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por fin después de mucho tiempo se encontraron en Mullaca.</text:p>
          </table:table-cell>
          <table:table-cell table:style-name="ce7" office:value-type="string" calcext:value-type="string">
            <text:p>I porfin unayta topaykatsiyaanaq Mullakachaw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se día cuando se reunieron dicen que hubo gran fiesta allí.</text:p>
          </table:table-cell>
          <table:table-cell table:style-name="ce7" office:value-type="string" calcext:value-type="string">
            <text:p>Tsay topashqan hunaq sellamash fyesta kaykunaq tsaychaw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sa carretera pasó al lado de donde la casa hacienda hoy.</text:p>
          </table:table-cell>
          <table:table-cell table:style-name="ce7" office:value-type="string" calcext:value-type="string">
            <text:p>Tsay naani pasanaq kanan asyenda wayi kaykaq ladupash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Más tarde lo enderezaron más abajo.</text:p>
          </table:table-cell>
          <table:table-cell table:style-name="ce7" office:value-type="string" calcext:value-type="string">
            <text:p>Qipataran mas uraapaqa derichiyarq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Cuando las dos partes de la carretera se juntaron allí, la gente decia, "Quizás ahora ya no iremos a ningún otro sitio para seguir trabajando."</text:p>
          </table:table-cell>
          <table:table-cell table:style-name="ce7" office:value-type="string" calcext:value-type="string">
            <text:p>Tsaychaw topariptin, niyarqa nunakuna, "Kananqa manachi maytapis aywashuntsu."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Mientras decían esto, hubo orden para ir a trabajar en la carretera Huaraz-Casma.</text:p>
          </table:table-cell>
          <table:table-cell table:style-name="ce7" office:value-type="string" calcext:value-type="string">
            <text:p>Nikaayaptinmi, yapayna orden karamurqan uryaq aywayaanapaq Waras – Kasma naanimann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Entonces fuimos a trabajar donde el Puente Calicanto para arriba hasta Canshancán.</text:p>
          </table:table-cell>
          <table:table-cell table:style-name="ce7" office:value-type="string" calcext:value-type="string">
            <text:p>Tsaymi aywayarqaa Kalikantupita witsaypam asta Kanshanq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Si ocurrió una fiesta en la semana que les tocó trabajar a una estancia, no hubo ni un hombre en la fiesta.</text:p>
          </table:table-cell>
          <table:table-cell table:style-name="ce7" office:value-type="string" calcext:value-type="string">
            <text:p>Tsaymi estansyakuna uryashqan semanachawqa fyesta kaptinpis, manam ni pi nuna kedaqts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plicaron tanto rigor que la gente tenía miedo de ausentarse del trabajo.</text:p>
          </table:table-cell>
          <table:table-cell table:style-name="ce7" office:value-type="string" calcext:value-type="string">
            <text:p>Allaapa rigor kaptin, sellamam mantsaykuyarq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 las fiestas había solamente mujeres y ancianos.</text:p>
          </table:table-cell>
          <table:table-cell table:style-name="ce7" office:value-type="string" calcext:value-type="string">
            <text:p>Fyestakunachaw kayaq warmikunalla i awkis nunakunall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Solamente en la noche todos los hombres estaban.</text:p>
          </table:table-cell>
          <table:table-cell table:style-name="ce7" office:value-type="string" calcext:value-type="string">
            <text:p>Ampillapam llapan nunakunaqa k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a que no había ninguna clase de gratificación, la gente trabajaba renegando.</text:p>
          </table:table-cell>
          <table:table-cell table:style-name="ce7" office:value-type="string" calcext:value-type="string">
            <text:p>Manana ni ima gratifikasyon kaptin, nunakuna allaapa renegashpanam uryayarq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Mientras estaba así, derrocaron ese gobierno y la junta militar entró en poder.</text:p>
          </table:table-cell>
          <table:table-cell table:style-name="ce7" office:value-type="string" calcext:value-type="string">
            <text:p>Tsaynaw kaykaptinllanam tsay gobyernuta derokariyarqan i hunta militarna podernam yaykurirq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el presidente de la junta militar fue Sánchez Cerro.</text:p>
          </table:table-cell>
          <table:table-cell table:style-name="ce7" office:value-type="string" calcext:value-type="string">
            <text:p>I presidente de la hunta militar karqan Sánchez Cerro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Él prohibió en el futuro todo servicio gratuito.</text:p>
          </table:table-cell>
          <table:table-cell table:style-name="ce7" office:value-type="string" calcext:value-type="string">
            <text:p>Paynam proibiramurqan manana pipis debaldi uryananp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 partir de eso, trabajaban pagados, y solamente los que querían.</text:p>
          </table:table-cell>
          <table:table-cell table:style-name="ce7" office:value-type="string" calcext:value-type="string">
            <text:p>Tsaypita uryayarqan pagadunam munaq kaqkun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 1925 fueron conectadas la carretera Huaraz-Callejón de Huaylas.</text:p>
          </table:table-cell>
          <table:table-cell table:style-name="ce7" office:value-type="string" calcext:value-type="string">
            <text:p>En 1925 konektakaarirqan caretera Waras i el Kallehon de Waylas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se año trajeron un carro desarmado.</text:p>
          </table:table-cell>
          <table:table-cell table:style-name="ce7" office:value-type="string" calcext:value-type="string">
            <text:p>Tsay watam chaatsiyaamurqan tuqlishqata huk awtut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Pues, el señor prefecto lo hizo traer cargando.</text:p>
          </table:table-cell>
          <table:table-cell table:style-name="ce7" office:value-type="string" calcext:value-type="string">
            <text:p>Maa, apatsimunaq señor prefektu wantuyp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Después de armarlo en Huaraz, comenzó a funcionar.</text:p>
          </table:table-cell>
          <table:table-cell table:style-name="ce7" office:value-type="string" calcext:value-type="string">
            <text:p>Tsayta Waraschaw armariyaptin, purir qallaykamurq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Hombres y mujeres lo miraban muy alegres.</text:p>
          </table:table-cell>
          <table:table-cell table:style-name="ce7" office:value-type="string" calcext:value-type="string">
            <text:p>Tsayta rikaykur warmipis ullqupis sellama kushishqa rikaarakuy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Los niños iban a pastar frente a Mullaca.</text:p>
          </table:table-cell>
          <table:table-cell table:style-name="ce7" office:value-type="string" calcext:value-type="string">
            <text:p>Wamrakunanaqa mitsikuqpis aywayaq Mullaka frentinllatanam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Se alegraron mucho a ver el carro andar despacio no más para apreciar.</text:p>
          </table:table-cell>
          <table:table-cell table:style-name="ce7" office:value-type="string" calcext:value-type="string">
            <text:p>Sellama kushiyaq rikaykurqa despasyollam puriq rikaakuyaanap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Después de mucho tiempo, yo trabajaba reventando piedras aquí en la Hacienda Chontayoc.</text:p>
          </table:table-cell>
          <table:table-cell table:style-name="ce7" office:value-type="string" calcext:value-type="string">
            <text:p>Tsay unayna pasakaakushqanchawnam kay Chonta asyendachaw uryapukuq kaa rumikunata tirur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El arrendatario en ese entonces fue un hombre muy bueno, don Domingo Zimic, paisando de don Juan Leo.</text:p>
          </table:table-cell>
          <table:table-cell table:style-name="ce7" office:value-type="string" calcext:value-type="string">
            <text:p>Tsay arendataryu allaapa alli nuna karqan, don Domingo Zimic, don Juan Leo marka mayi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llí trabajaba y me pagaban en víveres o en dinero.</text:p>
          </table:table-cell>
          <table:table-cell table:style-name="ce7" office:value-type="string" calcext:value-type="string">
            <text:p>Tsaychawmi uryaq kaa, mikuychawpis o qillaychawpis pagam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Mientras estaba allí, una vez llegó un oficio al teniente gobernador desde el subprefecto para que fuéramos presos tres de nosotros.</text:p>
          </table:table-cell>
          <table:table-cell table:style-name="ce7" office:value-type="string" calcext:value-type="string">
            <text:p>Tsaychaw kaykaptiimi, huk bes ofisyu tenyente gobernadorman chaaramurqan subprefektupita presu aywayaanaapaq kimaqp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tonces el teniente gobernador nos llevó presos.</text:p>
          </table:table-cell>
          <table:table-cell table:style-name="ce7" office:value-type="string" calcext:value-type="string">
            <text:p>Tsaynam tenyente gobernador presu hiqaratsiyaama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 la subprefectura encontramos a don Esteban Zimic.</text:p>
          </table:table-cell>
          <table:table-cell table:style-name="ce7" office:value-type="string" calcext:value-type="string">
            <text:p>Subprefektuchawnam taririq kayaa don Esteban Zimict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l nos dijo, "Señores, yo les he hecho llamar.</text:p>
          </table:table-cell>
          <table:table-cell table:style-name="ce7" office:value-type="string" calcext:value-type="string">
            <text:p>Tsaynam niyaamaq, "Taytaykuna, nuqallaami qayatsiyarqu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hora vamos a Canshancán.</text:p>
          </table:table-cell>
          <table:table-cell table:style-name="ce7" office:value-type="string" calcext:value-type="string">
            <text:p>Kanan aywashun Kanshanqantam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Ustedes van a ser tiradores.</text:p>
          </table:table-cell>
          <table:table-cell table:style-name="ce7" office:value-type="string" calcext:value-type="string">
            <text:p>Qamkuna tirador kayanki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o soy un contratista.</text:p>
          </table:table-cell>
          <table:table-cell table:style-name="ce7" office:value-type="string" calcext:value-type="string">
            <text:p>Nuqam kontratista ka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Les pagaré bien."</text:p>
          </table:table-cell>
          <table:table-cell table:style-name="ce7" office:value-type="string" calcext:value-type="string">
            <text:p>Pagayashqayki kusam."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Entonces, asustados, dijimos, "Nosotros no sabemos ser tiradores y ni sabemos cargar.</text:p>
          </table:table-cell>
          <table:table-cell table:style-name="ce7" office:value-type="string" calcext:value-type="string">
            <text:p>Tsaynam mantsakashqa niyaq kayaa, "Manam nuqakunaqa yachayaatsu tirador kayta i manam ni kargaytapis yachayaats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Mejor busque a otros."</text:p>
          </table:table-cell>
          <table:table-cell table:style-name="ce7" office:value-type="string" calcext:value-type="string">
            <text:p>Mehor hukkunata ashikuriykuy."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Entonces don Esteban nos dijo, "Si no saben, señores, ustedes podrán estar sentados a mi lado mascando coca y durmiendo.</text:p>
          </table:table-cell>
          <table:table-cell table:style-name="ce7" office:value-type="string" calcext:value-type="string">
            <text:p>Tsaynam don Estebanqa kaynaw niyaamaq, "Mana yacharninqa, taytay, laduuchawmi taakuykaayaamunki chaqchakurlla i punukurll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Don Esteban va a estar perforando y sudando.</text:p>
          </table:table-cell>
          <table:table-cell table:style-name="ce7" office:value-type="string" calcext:value-type="string">
            <text:p>Don Estebanmi sudaypa sudar uchkukuykaamunq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quí hay barrenos, aquí martillo.</text:p>
          </table:table-cell>
          <table:table-cell table:style-name="ce7" office:value-type="string" calcext:value-type="string">
            <text:p>Kaq kaymi barenukuna, kaymi martill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Lunes en la mañana empiecen a trabajar.</text:p>
          </table:table-cell>
          <table:table-cell table:style-name="ce7" office:value-type="string" calcext:value-type="string">
            <text:p>Lunis quyalla uryar qallayay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ya no me enojen más."</text:p>
          </table:table-cell>
          <table:table-cell table:style-name="ce7" office:value-type="string" calcext:value-type="string">
            <text:p>I amana ni imata piñatsiyaamaytsu."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tonces llevando sus herramientas, volvimos aquí (a Chontayoc).</text:p>
          </table:table-cell>
          <table:table-cell table:style-name="ce7" office:value-type="string" calcext:value-type="string">
            <text:p>Tsayna eramyentankuna apakurkur kutikayaamuq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3">
          <table:table-cell table:style-name="ce4" office:value-type="string" calcext:value-type="string">
            <text:p>El lunes, dos comenzamos a perforar, y a uno de sus compañeros lo pusieron como barrenero.</text:p>
          </table:table-cell>
          <table:table-cell table:style-name="ce7" office:value-type="string" calcext:value-type="string">
            <text:p>Lunisna qallaykuyaq ishkaq uchkur i huk kaq yanaqinkunata churariyaq bareneru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Entonces una vez que nos acostumbramos, la obra avanzó bien.</text:p>
          </table:table-cell>
          <table:table-cell table:style-name="ce7" office:value-type="string" calcext:value-type="string">
            <text:p>Tsaymi yachakaariykur, kusa abansaykurq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me daba pena que no había ido a trabajar allí hacia tiempo.</text:p>
          </table:table-cell>
          <table:table-cell table:style-name="ce7" office:value-type="string" calcext:value-type="string">
            <text:p>I pesakuq kaa mana unayna aywakushqaat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Gané bastante.</text:p>
          </table:table-cell>
          <table:table-cell table:style-name="ce7" office:value-type="string" calcext:value-type="string">
            <text:p>kusam ganarqa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a que pagaban por pulgada, cada semana recibí bastante dinero.</text:p>
          </table:table-cell>
          <table:table-cell table:style-name="ce7" office:value-type="string" calcext:value-type="string">
            <text:p>Pulgadapa pagayaamaptin, kada semana chaskiq kaa atska qillaytam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Así fue la construcción de la carretera.</text:p>
          </table:table-cell>
          <table:table-cell table:style-name="ce7" office:value-type="string" calcext:value-type="string">
            <text:p>Tsaynawmi karqan karetera ruray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La estoy recordando todo.</text:p>
          </table:table-cell>
          <table:table-cell table:style-name="ce7" office:value-type="string" calcext:value-type="string">
            <text:p>Llapantam yarparayka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Don Esteban Zimic fue hombre muy sobrado y temible.</text:p>
          </table:table-cell>
          <table:table-cell table:style-name="ce7" office:value-type="string" calcext:value-type="string">
            <text:p>Don Esteban Zimic allaapa sobradu i mantsaypaqmi karqan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Y le llamaban 'pishtaco'.</text:p>
          </table:table-cell>
          <table:table-cell table:style-name="ce7" office:value-type="string" calcext:value-type="string">
            <text:p>I 'pishtaku' niyarqanmi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2">
          <table:table-cell table:style-name="ce4" office:value-type="string" calcext:value-type="string">
            <text:p>Por eso le teníamos miedo.</text:p>
          </table:table-cell>
          <table:table-cell table:style-name="ce7" office:value-type="string" calcext:value-type="string">
            <text:p>Tsaymi mantsayarqaa.</text:p>
          </table:table-cell>
          <table:table-cell table:style-name="ce9" office:value-type="string" calcext:value-type="string">
            <text:p>CRH, Cap.1</text:p>
          </table:table-cell>
        </table:table-row>
        <table:table-row table:style-name="ro1" table:number-rows-repeated="10484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16:41:35.611595754</meta:creation-date>
    <dc:date>2022-11-16T18:11:30.661952411</dc:date>
    <meta:editing-duration>PT9M26S</meta:editing-duration>
    <meta:editing-cycles>3</meta:editing-cycles>
    <meta:generator>LibreOffice/7.3.6.2$Linux_X86_64 LibreOffice_project/30$Build-2</meta:generator>
    <meta:document-statistic meta:table-count="1" meta:cell-count="346" meta:object-count="0"/>
  </office:meta>
</office:document-meta>
</file>